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6200000077BCB572DA.gif"/>
  <manifest:file-entry manifest:media-type="image/gif" manifest:full-path="Pictures/100002000000034D000002A8173B8632.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02cm solid #c0c0c0" fo:border-bottom="0.002cm solid #c0c0c0" style:shadow="none"/>
    </style:style>
    <style:style style:name="P9" style:family="paragraph" style:parent-style-name="Standard" style:list-style-name="List_20_1"/>
    <style:style style:name="P10" style:family="paragraph" style:parent-style-name="Standard">
      <style:paragraph-properties fo:text-align="justify" style:justify-single-word="false"/>
    </style:style>
    <style:style style:name="P11" style:family="paragraph" style:parent-style-name="Standard" style:list-style-name="List_20_2">
      <style:paragraph-properties fo:text-align="justify" style:justify-single-word="false"/>
    </style:style>
    <style:style style:name="P12" style:family="paragraph" style:parent-style-name="Standard" style:list-style-name="List_20_1">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Numbering_20_1"/>
    <style:style style:name="P15" style:family="paragraph" style:parent-style-name="Standard" style:list-style-name="List_20_1">
      <style:paragraph-properties fo:text-align="start" style:justify-single-word="false"/>
    </style:style>
    <style:style style:name="P16" style:family="paragraph" style:parent-style-name="Heading_20_2">
      <style:paragraph-properties fo:break-before="page"/>
    </style:style>
    <style:style style:name="P17" style:family="paragraph" style:parent-style-name="Heading_20_3" style:list-style-name=""/>
    <style:style style:name="P18"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09946"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8391349"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8584664" text:continue-list="list28409946"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8408376" text:style-name="List_20_2">
        <text:list-item>
          <text:p text:style-name="P11"><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8393336" text:style-name="Numbering_20_1">
        <text:list-item>
          <text:p text:style-name="P14">if <text:span text:style-name="Code_20_char">jppf.plugin.config</text:span> is specified</text:p>
          <text:p text:style-name="P14">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4">else if <text:span text:style-name="Code_20_char">jppf.config</text:span> is specified</text:p>
          <text:list>
            <text:list-item>
              <text:p text:style-name="P14">look for the file in the file system</text:p>
            </text:list-item>
            <text:list-item>
              <text:p text:style-name="P14">if not found in the file system, look in the classpath</text:p>
            </text:list-item>
            <text:list-item>
              <text:p text:style-name="P14">if not found in the classpath use default configuration values<text:line-break/></text:p>
            </text:list-item>
          </text:list>
        </text:list-item>
        <text:list-item>
          <text:p text:style-name="P14">if <text:span text:style-name="Code_20_char">jppf.config</text:span> is not specified</text:p>
          <text:list>
            <text:list-item>
              <text:p text:style-name="P14">use default file "<text:span text:style-name="Code_20_char">jppf.properties</text:span>"</text:p>
            </text:list-item>
            <text:list-item>
              <text:p text:style-name="P14">look for "jppf.properties" in the file system</text:p>
            </text:list-item>
            <text:list-item>
              <text:p text:style-name="P14">if not found in the file system, look for it in the classpath</text:p>
            </text:list-item>
            <text:list-item>
              <text:p text:style-name="P1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8580761" text:continue-list="list28584664" text:style-name="Outline">
        <text:list-item>
          <text:list>
            <text:list-item>
              <text:h text:style-name="P16"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8588964" text:continue-numbering="true" text:style-name="Outline">
        <text:list-item>
          <text:list>
            <text:list-item>
              <text:h text:style-name="P1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3 TCP ports are required:</text:p>
      <text:p text:style-name="Standard"/>
      <text:list xml:id="list28582486" text:continue-list="list28391349" text:style-name="List_20_1">
        <text:list-item>
          <text:p text:style-name="P9">one port is reserved for the distributed class loader, and is also used by clients, nodes and other servers</text:p>
        </text:list-item>
        <text:list-item>
          <text:p text:style-name="P9">another port is reserved for the communication with the clients, to receive job requests and send the results</text:p>
        </text:list-item>
        <text:list-item>
          <text:p text:style-name="P9">the third port is reserved to communication with the nodes, and is used to dispatch jobs and tasks to the nodes, and receive the results of their execution. It is also used to delegate jobs to other servers.</text:p>
        </text:list-item>
      </text:list>
      <text:p text:style-name="Standard"/>
      <text:p text:style-name="Standard">In the configuration file, these properties would be defined as follows, with their default values:</text:p>
      <text:p text:style-name="Standard"/>
      <text:p text:style-name="Code_20_block"><text:s text:c="2"/><text:span text:style-name="T4"># class loader port</text:span></text:p>
      <text:p text:style-name="Code_20_block"><text:s text:c="2"/>class.server.port = 11111<text:line-break/> <text:s/></text:p>
      <text:p text:style-name="Code_20_block"><text:s text:c="2"/><text:span text:style-name="T4"># communication with the client applications</text:span></text:p>
      <text:p text:style-name="Code_20_block"><text:s text:c="2"/>app.server.port = 11112<text:line-break/> <text:s/></text:p>
      <text:p text:style-name="Code_20_block"><text:s text:c="2"/><text:span text:style-name="T4"># communication with the nodes</text:span><text:line-break/> <text:s/>node.server.port = 11113</text:p>
      <text:p text:style-name="Standard"/>
      <text:p text:style-name="Standard">Note that not defining these properties is equivalent to assigning them their default value.</text:p>
      <text:list xml:id="list28573897" text:continue-list="list28588964"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28588295"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4.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8587011" text:continue-list="list28582486"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text:soft-page-break/></text:p>
      <text:p text:style-name="P1">For this to work, the server broadcast must be enabled on the peer server(s), and the properties defined in the previous section <text:bookmark-ref text:reference-format="number-all-superior" text:ref-name="__RefHeading__28493022">4.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class.peer.server_1.server.port = 11111<text:line-break/> <text:s/>node.peer.server_1.server.port = 11113</text:p>
      <text:p text:style-name="Code_20_block"><text:s text:c="2"/><text:span text:style-name="T4"># connection to server_2</text:span></text:p>
      <text:p text:style-name="Code_20_block"><text:s text:c="2"/>jppf.peer.server_2.server.host = host_2<text:line-break/> <text:s/>class.peer.server_2.server.port = 11111<text:line-break/> <text:s/>node.peer.server_2.server.port = 11113</text:p>
      <text:p text:style-name="Standard"/>
      <text:p text:style-name="P1">To connect to each peer, we must define its IP address or host name as well as two port numbers: one for the server's distributed class loader and the other for server to dispatch jobs. Please note that the value we have defined for " <text:span text:style-name="Code_20_char">class.peer.server_1.server.port</text:span>" must be the same as the one defined for "<text:span text:style-name="Code_20_char">class.server.port</text:span>" in server_1's configuration, and the value for "<text:span text:style-name="Code_20_char">node.peer.server_1.server.port</text:span>" must be equal to that of "<text:span text:style-name="Code_20_char">node.server.port</text:span>" in server_1's configuration.</text:p>
      <text:list xml:id="list28589227" text:continue-list="list28588295"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592079"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Let's see in more details the usage of each of these properties:</text:p>
      <text:p text:style-name="P1"/>
      <text:list xml:id="list28590396" text:continue-list="list28587011" text:style-name="List_20_1">
        <text:list-item>
          <text:p text:style-name="P12"><text:span text:style-name="T3">jppf.management.host</text:span>: defines the host name or IP address for the remote management and monitoring of the <text:soft-page-break/>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j<text:span text:style-name="T3">ppf.management.port</text:span>: defines the port number for connecting to the Mbean server. The default value for this property is '''11198'''. If 2 nodes, 2 drivers or a driver and a node run on the same host, they must have a different value for this property.</text:p>
        </text:list-item>
        <text:list-item>
          <text:p text:style-name="P12"><text:span text:style-name="T3">jppf.management.rmi.port</text:span>: this is the port number used by the embedded RMI registry. It is only used internally by the server, however its value must be distinct from that of any other server or node running on the same machine. The default value for this property is '''12198'''.</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8583385" text:continue-list="list28592079"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8598536" text:continue-list="list28590396" text:style-name="List_20_1">
        <text:list-item>
          <text:p text:style-name="P12">“manual” : each bundle has a fixed number of tasks, meaning that each will receive at most this number of tasks</text:p>
        </text:list-item>
        <text:list-item>
          <text:p text:style-name="P12">“autotuned” : adaptive heuristic algorithm based on the <text:a xlink:type="simple" xlink:href="http://en.wikipedia.org/wiki/Monte_Carlo_method">Monte Carlo</text:a> algorithm</text:p>
        </text:list-item>
        <text:list-item>
          <text:p text:style-name="P12">“proportional” : an adaptive deterministic algorithm based on the contribution of each node to the overall mean task execution time</text:p>
        </text:list-item>
        <text:list-item>
          <text:p text:style-name="P12">“rl” : adaptive algorithm based on an artificial intelligence technique called “<text:a xlink:type="simple" xlink:href="http://en.wikipedia.org/wiki/Reinforcement_learning">reinforcement learning</text:a>”</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and <text:span text:style-name="Code_20_char">rl</text:span>. The default is <text:span text:style-name="Code_20_char">manual</text:span>, for example:</text:p>
      <text:p text:style-name="P1"/>
      <text:p text:style-name="Code_20_block"><text:s text:c="2"/>jppf.load.balancing.algorithm = proportional</text:p>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text:soft-page-break/></text:p>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5"/>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list xml:id="list28582234" text:continue-list="list28583385" text:style-name="Outline">
        <text:list-item>
          <text:list>
            <text:list-item>
              <text:list>
                <text:list-item>
                  <text:h text:style-name="Heading_20_3"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8591108" text:continue-list="list28598536" text:style-name="List_20_1">
        <text:list-item>
          <text:p text:style-name="P9">location of jppf configuration file (<text:span text:style-name="Code_20_char">-Djppf.config</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text:soft-page-break/>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8591526" text:continue-list="list28582234" text:style-name="Outline">
        <text:list-item>
          <text:list>
            <text:list-item>
              <text:list>
                <text:list-item>
                  <text:h text:style-name="Heading_20_3" text:outline-level="3">Recovery from hardware failures of remote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405183"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 that can be correlated to other connections for this node (i.e. job server and distributed class loader)</text:p>
        </text:list-item>
        <text:list-item>
          <text:p text:style-name="P13">at regular intervals (heartbeats), the server will send a very short message to the node, which it expects the node to acknowledge by sending a short response of its own</text:p>
        </text:list-item>
        <text:list-item>
          <text:p text:style-name="P13">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8575373" text:continue-list="list28591526"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8584545" text:continue-numbering="true" text:style-name="Outline">
        <text:list-item>
          <text:list>
            <text:list-item>
              <text:list>
                <text:list-item>
                  <text:h text:style-name="P18"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class server that performs remote class loading</text:span></text:p>
      <text:p text:style-name="Code_20_block"><text:s text:c="2"/>class.server.port = 11111</text:p>
      <text:p text:style-name="Code_20_block"><text:s text:c="2"/><text:span text:style-name="T4"># port number the clients / applications connect to</text:span></text:p>
      <text:p text:style-name="Code_20_block"><text:s text:c="2"/>app.server.port = 1111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span text:style-name="T4"># Internal RMI port used by JMX management</text:span></text:p>
      <text:p text:style-name="Code_20_block"><text:s text:c="2"/>jppf.management.rmi.port = 12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28582780" text:continue-numbering="true" text:style-name="Outline">
        <text:list-item>
          <text:list>
            <text:list-item>
              <text:h text:style-name="P16"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4.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4.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8574171"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2 TCP ports,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class loader port</text:span></text:p>
      <text:p text:style-name="Code_20_block"><text:s text:c="2"/>class.server.port = 11111<text:line-break/><text:soft-page-break/> <text:s/><text:span text:style-name="T4"># communication between node and server</text:span><text:line-break/> <text:s/>node.server.port = 11113</text:p>
      <text:p text:style-name="Standard"/>
      <text:p text:style-name="P1">To not define these properties is equivalent to assigning them their default value (i.e. “localhost” for the host address). </text:p>
      <text:list xml:id="list28599150"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572565"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These properties have the same meaning and usage as for a server, as described in <text:bookmark-ref text:reference-format="number-all-superior" text:ref-name="__RefHeading__24126338">4.3.5 </text:bookmark-ref>.</text:p>
      <text:list xml:id="list28582830"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8582951"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28580145" text:continue-list="list28591108" text:style-name="List_20_1">
        <text:list-item>
          <text:p text:style-name="P1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5">during this maximum time, it will make multiple attempts to connect to the same driver. This covers the case when the <text:soft-page-break/>driver is restarted in the mean time.</text:p>
        </text:list-item>
        <text:list-item>
          <text:p text:style-name="P15">after this maximum time has elapsed, it will attempt to auto-discover another driver, during a maximum time, specified via the configuration property "<text:span text:style-name="Code_20_char">jppf.discovery.timeout</text:span>" (in milliseconds)</text:p>
        </text:list-item>
        <text:list-item>
          <text:p text:style-name="P15">if the node still fails to reconnect after this timeout has expired, it will fall back to the driver manually specified in the node's configuration file</text:p>
        </text:list-item>
        <text:list-item>
          <text:p text:style-name="P15">the cycle starts again</text:p>
        </text:list-item>
      </text:list>
      <text:list xml:id="list28603575" text:continue-list="list28582951"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28579945" text:continue-list="list28405183"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text:p>
        </text:list-item>
        <text:list-item>
          <text:p text:style-name="P13">the node will then attempt to get a message from the server (“check” message).</text:p>
        </text:list-item>
        <text:list-item>
          <text:p text:style-name="P13">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4.4.6</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8579829" text:continue-list="list28603575"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8602650"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4.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859603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text:soft-page-break/>If the class loader cache size is too large, this can lead to an out of memory condition in the node, especially in these 2 scenarios:</text:p>
      <text:p text:style-name="P1"/>
      <text:list xml:id="list28583241" text:continue-list="list28580145" text:style-name="List_20_1">
        <text:list-item>
          <text:p text:style-name="P12">if too many classes are loaded, the space reserved to the class definitions (permanent generation in Oracle JDK) will fill up and cause an “OutOfMemoryError: PermGen space”</text:p>
        </text:list-item>
        <text:list-item>
          <text:p text:style-name="P1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28572216" text:continue-list="list28596030"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h text:style-name="P17" text:outline-level="3"/>
      <text:list xml:id="list28589290" text:continue-numbering="true" text:style-name="Outline">
        <text:list-item>
          <text:list>
            <text:list-item>
              <text:list>
                <text:list-item>
                  <text:h text:style-name="P18"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port number for the class server that performs remote class loading</text:span></text:p>
      <text:p text:style-name="Code_20_block"><text:s text:c="2"/>class.server.port = 11111</text:p>
      <text:p text:style-name="Code_20_block"><text:s text:c="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Internal RMI port used by JMX management</text:span></text:p>
      <text:p text:style-name="Code_20_block"><text:s text:c="2"/>jppf.management.rmi.port = 13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60</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Code_20_block"><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list xml:id="list28603461" text:continue-numbering="true" text:style-name="Outline">
        <text:list-item>
          <text:list>
            <text:list-item>
              <text:h text:style-name="P16"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8591128" text:continue-list="list28583241"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4.4.1 </text:bookmark-ref> for more details.</text:p>
      <text:list xml:id="list28595817" text:continue-list="list28603461"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class server that performs remote class loading</text:span><text:line-break/> <text:s/>driver-1.class.server.port = 11111<text:line-break/> <text:s/><text:span text:style-name="T4"># port number the clients / applications connect to</text:span><text:line-break/><text:soft-page-break/> <text:s/>driver-1.app.server.port = 11112</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8585928"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8602788"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575065" text:continue-numbering="true" text:style-name="Outline">
        <text:list-item>
          <text:list>
            <text:list-item>
              <text:list>
                <text:list-item>
                  <text:h text:style-name="Heading_20_3" text:outline-level="3">Local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text:soft-page-break/></text:p>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list xml:id="list28587212"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class.server.port = 11111</text:p>
      <text:p text:style-name="Code_20_block"><text:s text:c="2"/><text:span text:style-name="T4"># port number the clients / applications connect to</text:span></text:p>
      <text:p text:style-name="Code_20_block"><text:s text:c="2"/>driver-1.app.server.port = 11112</text:p>
      <text:p text:style-name="Code_20_block"><text:s text:c="2"/></text:p>
      <text:p text:style-name="Code_20_block"><text:s text:c="2"/><text:span text:style-name="T4"># priority given to the driver connection</text:span></text:p>
      <text:p text:style-name="Code_20_block"><text:s text:c="2"/>driver-1.priority = 10</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connection driver-2</text:span></text:p>
      <text:p text:style-name="Code_20_block"><text:s text:c="2"/>driver-2.jppf.server.host = my.host.com</text:p>
      <text:p text:style-name="Code_20_block"><text:s text:c="2"/>driver-2.class.server.port = 11121</text:p>
      <text:p text:style-name="Code_20_block"><text:s text:c="2"/>driver-2.app.server.port = 11122</text:p>
      <text:p text:style-name="Code_20_block"><text:s text:c="2"/>driver-2.jppf.management.port = 12003</text:p>
      <text:p text:style-name="Code_20_block"><text:s text:c="2"/>driver-2.priority = 10</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60</text:p>
      <text:p text:style-name="Code_20_block"><text:s text:c="2"/><text:span text:style-name="T4"># automatic recovery: time between two connection attempts, in seconds</text:span></text:p>
      <text:p text:style-name="Code_20_block"><text:s text:c="2"/>reconnect.interval =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2DT6H28M23S</meta:editing-duration>
    <meta:editing-cycles>136</meta:editing-cycles>
    <meta:generator>LibreOffice/3.3$Win32 LibreOffice_project/330m19$Build-202</meta:generator>
    <meta:creation-date>2009-09-06T09:04:15.91</meta:creation-date>
    <dc:date>2011-05-31T08:46:13.78</dc:date>
    <meta:document-statistic meta:table-count="0" meta:image-count="2" meta:object-count="0" meta:page-count="16" meta:paragraph-count="529" meta:word-count="6764" meta:character-count="4456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